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Open Sans" fo:color="#C62828" fo:font-size="10.5pt" style:font-size-asian="10.5pt"/>
    </style:style>
    <style:style style:name="T3" style:parent-style-name="Policepardéfaut" style:family="text">
      <style:text-properties style:font-name="Open Sans" fo:color="#333333" fo:font-size="10.5pt" style:font-size-asian="10.5pt"/>
    </style:style>
    <style:style style:name="T4" style:parent-style-name="Policepardéfaut" style:family="text">
      <style:text-properties style:font-name="Open Sans" fo:color="#C62828" fo:font-size="10.5pt" style:font-size-asian="10.5pt"/>
    </style:style>
    <style:style style:name="T5" style:parent-style-name="Policepardéfaut" style:family="text">
      <style:text-properties style:font-name="Open Sans" fo:color="#333333" fo:font-size="10.5pt" style:font-size-asian="10.5pt"/>
    </style:style>
    <style:style style:name="T6" style:parent-style-name="Policepardéfaut" style:family="text">
      <style:text-properties style:font-name="Open Sans" fo:color="#C62828" fo:font-size="10.5pt" style:font-size-asian="10.5pt"/>
    </style:style>
    <style:style style:name="T7" style:parent-style-name="Policepardéfaut" style:family="text">
      <style:text-properties style:font-name="Open Sans" fo:color="#333333" fo:font-size="10.5pt" style:font-size-asian="10.5pt"/>
    </style:style>
    <style:style style:name="T8" style:parent-style-name="Policepardéfaut" style:family="text">
      <style:text-properties style:font-name="Open Sans" fo:color="#333333" fo:font-size="10.5pt" style:font-size-asian="10.5pt"/>
    </style:style>
    <style:style style:name="T9" style:parent-style-name="Policepardéfaut" style:family="text">
      <style:text-properties style:font-name="Open Sans" fo:color="#333333" fo:font-size="10.5pt" style:font-size-asian="10.5pt"/>
    </style:style>
    <style:style style:name="T10" style:parent-style-name="Policepardéfaut" style:family="text">
      <style:text-properties style:font-name="Open Sans" fo:color="#333333" fo:font-size="10.5pt" style:font-size-asian="10.5pt"/>
    </style:style>
    <style:style style:name="T11" style:parent-style-name="Policepardéfaut" style:family="text">
      <style:text-properties style:font-name="Open Sans" fo:color="#333333" fo:font-size="10.5pt" style:font-size-asian="10.5pt"/>
    </style:style>
    <style:style style:name="T12" style:parent-style-name="Policepardéfaut" style:family="text">
      <style:text-properties style:font-name="Open Sans" fo:color="#333333" fo:font-size="10.5pt" style:font-size-asian="10.5pt"/>
    </style:style>
    <style:style style:name="T13" style:parent-style-name="Policepardéfaut" style:family="text">
      <style:text-properties style:font-name="Open Sans" fo:color="#333333" fo:font-size="10.5pt" style:font-size-asian="10.5pt"/>
    </style:style>
    <style:style style:name="T14" style:parent-style-name="Policepardéfaut" style:family="text">
      <style:text-properties style:font-name="Open Sans" fo:color="#333333" fo:font-size="10.5pt" style:font-size-asian="10.5pt"/>
    </style:style>
    <style:style style:name="T15" style:parent-style-name="Policepardéfaut" style:family="text">
      <style:text-properties style:font-name="Open Sans" fo:color="#333333" fo:font-size="10.5pt" style:font-size-asian="10.5pt"/>
    </style:style>
    <style:style style:name="T16" style:parent-style-name="Policepardéfaut" style:family="text">
      <style:text-properties style:font-name="Open Sans" fo:color="#333333" fo:font-size="10.5pt" style:font-size-asian="10.5pt"/>
    </style:style>
    <style:style style:name="T17" style:parent-style-name="Policepardéfaut" style:family="text">
      <style:text-properties style:font-name="Open Sans" fo:color="#333333" fo:font-size="10.5pt" style:font-size-asian="10.5pt"/>
    </style:style>
    <style:style style:name="T18" style:parent-style-name="Policepardéfaut" style:family="text">
      <style:text-properties style:font-name="Open Sans" fo:color="#333333" fo:font-size="10.5pt" style:font-size-asian="10.5pt"/>
    </style:style>
    <style:style style:name="T19" style:parent-style-name="Policepardéfaut" style:family="text">
      <style:text-properties style:font-name="Open Sans" fo:color="#333333" fo:font-size="10.5pt" style:font-size-asian="10.5pt"/>
    </style:style>
    <style:style style:name="T20" style:parent-style-name="Policepardéfaut" style:family="text">
      <style:text-properties style:font-name="Open Sans" fo:color="#333333" fo:font-size="10.5pt" style:font-size-asian="10.5pt"/>
    </style:style>
    <style:style style:name="T21" style:parent-style-name="Policepardéfaut" style:family="text">
      <style:text-properties style:font-name="Open Sans" fo:color="#333333" fo:font-size="10.5pt" style:font-size-asian="10.5pt"/>
    </style:style>
    <style:style style:name="T22" style:parent-style-name="Policepardéfaut" style:family="text">
      <style:text-properties style:font-name="Open Sans" fo:color="#333333" fo:font-size="10.5pt" style:font-size-asian="10.5pt"/>
    </style:style>
    <style:style style:name="T23" style:parent-style-name="Policepardéfaut" style:family="text">
      <style:text-properties style:font-name="Open Sans" fo:color="#333333" fo:font-size="10.5pt" style:font-size-asian="10.5pt"/>
    </style:style>
    <style:style style:name="T24" style:parent-style-name="Policepardéfaut" style:family="text">
      <style:text-properties style:font-name="Open Sans" fo:color="#333333" fo:font-size="10.5pt" style:font-size-asian="10.5pt"/>
    </style:style>
    <style:style style:name="T25" style:parent-style-name="Policepardéfaut" style:family="text">
      <style:text-properties style:font-name="Open Sans" fo:color="#333333" fo:font-size="10.5pt" style:font-size-asian="10.5pt"/>
    </style:style>
    <style:style style:name="T26" style:parent-style-name="Policepardéfaut" style:family="text">
      <style:text-properties style:font-name="Open Sans" fo:color="#333333" fo:font-size="10.5pt" style:font-size-asian="10.5pt"/>
    </style:style>
    <style:style style:name="T27" style:parent-style-name="Policepardéfaut" style:family="text">
      <style:text-properties style:font-name="Open Sans" fo:color="#333333" fo:font-size="10.5pt" style:font-size-asian="10.5pt"/>
    </style:style>
    <style:style style:name="T28" style:parent-style-name="Policepardéfaut" style:family="text">
      <style:text-properties style:font-name="Open Sans" fo:color="#333333" fo:font-size="10.5pt" style:font-size-asian="10.5pt"/>
    </style:style>
    <style:style style:name="T29" style:parent-style-name="Policepardéfaut" style:family="text">
      <style:text-properties style:font-name="Open Sans" fo:color="#333333" fo:font-size="10.5pt" style:font-size-asian="10.5pt"/>
    </style:style>
    <style:style style:name="T30" style:parent-style-name="Policepardéfaut" style:family="text">
      <style:text-properties style:font-name="Open Sans" fo:color="#333333" fo:font-size="10.5pt" style:font-size-asian="10.5pt"/>
    </style:style>
    <style:style style:name="T31" style:parent-style-name="Policepardéfaut" style:family="text">
      <style:text-properties style:font-name="Open Sans" fo:color="#333333" fo:font-size="10.5pt" style:font-size-asian="10.5pt"/>
    </style:style>
    <style:style style:name="T32" style:parent-style-name="Policepardéfaut" style:family="text">
      <style:text-properties style:font-name="Open Sans" fo:color="#333333" fo:font-size="10.5pt" style:font-size-asian="10.5pt"/>
    </style:style>
    <style:style style:name="T33" style:parent-style-name="Policepardéfaut" style:family="text">
      <style:text-properties style:font-name="Open Sans" fo:color="#333333" fo:font-size="10.5pt" style:font-size-asian="10.5pt"/>
    </style:style>
    <style:style style:name="T34" style:parent-style-name="Policepardéfaut" style:family="text">
      <style:text-properties style:font-name="Open Sans" fo:color="#333333" fo:font-size="10.5pt" style:font-size-asian="10.5pt"/>
    </style:style>
    <style:style style:name="T35" style:parent-style-name="Policepardéfaut" style:family="text">
      <style:text-properties style:font-name="Open Sans" fo:color="#333333" fo:font-size="10.5pt" style:font-size-asian="10.5pt"/>
    </style:style>
    <style:style style:name="T36" style:parent-style-name="Policepardéfaut" style:family="text">
      <style:text-properties style:font-name="Open Sans" fo:color="#333333" fo:font-size="10.5pt" style:font-size-asian="10.5pt"/>
    </style:style>
    <style:style style:name="T37" style:parent-style-name="Policepardéfaut" style:family="text">
      <style:text-properties style:font-name="Open Sans" fo:color="#333333" fo:font-size="10.5pt" style:font-size-asian="10.5pt"/>
    </style:style>
    <style:style style:name="T38" style:parent-style-name="Policepardéfaut" style:family="text">
      <style:text-properties style:font-name="Open Sans" fo:color="#333333" fo:font-size="10.5pt" style:font-size-asian="10.5pt"/>
    </style:style>
  </office:automatic-styles>
  <office:body>
    <office:text text:use-soft-page-breaks="true">
      <text:p text:style-name="P1">Entreprise :</text:p>
      <text:p text:style-name="Standard"><text:a xlink:href="https://www.bacplusdeux.com/entreprise/recrutement-new-decorum-50409.html" office:target-frame-name="_top" xlink:show="replace"><text:span text:style-name="T2">New Decorum</text:span></text:a><text:span text:style-name="T3"> -  </text:span><text:a xlink:href="https://www.bacplusdeux.com/stage/ou/clichy" office:target-frame-name="_top" xlink:show="replace"><text:span text:style-name="T4">Clichy</text:span></text:a><text:span text:style-name="T5"> (</text:span><text:a xlink:href="https://www.bacplusdeux.com/stage/ou/ile-de-france" office:target-frame-name="_top" xlink:show="replace"><text:span text:style-name="T6">Ile de France</text:span></text:a><text:span text:style-name="T7">) </text:span></text:p>
      <text:p text:style-name="Standard"><text:span text:style-name="T8">détournement d’objets</text:span></text:p>
      <text:p text:style-name="Standard"><text:span text:style-name="T9">marketplace:marché  électronique</text:span></text:p>
      <text:p text:style-name="Standard"><text:span text:style-name="T10">startup</text:span></text:p>
      <text:p text:style-name="Standard"><text:span text:style-name="T11">BtoC et BtoB.</text:span></text:p>
      <text:p text:style-name="Standard"/>
      <text:p text:style-name="Standard"><text:span text:style-name="T12">missions</text:span></text:p>
      <text:p text:style-name="Standard"><text:span text:style-name="T13">Être force de proposition sur les nouvelles fonctionnalités et les possibilités d'é</text:span><text:span text:style-name="T14">volution du site</text:span><text:span text:style-name="T15"><text:line-break/></text:span><text:span text:style-name="T16">Analyse et amélioration de la visibilité et du référencement du site</text:span><text:span text:style-name="T17"><text:s/>&lt;h1&gt; &lt;meta keyword description&gt;</text:span><text:span text:style-name="T18"><text:line-break/></text:span><text:span text:style-name="T19">Veille technologique constante</text:span><text:span text:style-name="T20"><text:s/>//s’informer des nouve</text:span><text:span text:style-name="T21">l</text:span><text:span text:style-name="T22"><text:s/>technique<text:s/></text:span><text:span text:style-name="T23"><text:line-break/></text:span><text:span text:style-name="T24">Aide à la gestion quotidienne du site</text:span></text:p>
      <text:p text:style-name="Standard"/>
      <text:p text:style-name="Standard"><text:span text:style-name="T25">Votre profil</text:span><text:span text:style-name="T26"><text:line-break/></text:span><text:span text:style-name="T27"><text:s/>PHP, HTML, CSS, JavaScript, MySQL</text:span><text:span text:style-name="T28"><text:line-break/></text:span><text:span text:style-name="T29">Wordpress</text:span><text:span text:style-name="T30"><text:line-break/></text:span><text:span text:style-name="T31">Vous êtes autonome, dynamique, rigoureux,</text:span><text:span text:style-name="T32"><text:s/>et positif</text:span><text:span text:style-name="T33"><text:line-break/></text:span><text:span text:style-name="T34">Vous êtes source de proposition, enthousiaste et motivé</text:span><text:span text:style-name="T35"><text:line-break/></text:span><text:span text:style-name="T36">Fort intérêt pour les technologies Internet</text:span><text:span text:style-name="T37"><text:line-break/></text:span><text:span text:style-name="T38">Autonomie, rigueur, sens du service, organisation et disponibilité</text:span></text:p>
      <text:p text:style-name="Standard">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lvex</dc:creator>
    <meta:creation-date>2018-11-19T19:09:00Z</meta:creation-date>
    <dc:date>2018-11-20T08:46:00Z</dc:date>
    <meta:template xlink:href="Normal" xlink:type="simple"/>
    <meta:editing-cycles>5</meta:editing-cycles>
    <meta:editing-duration>PT660S</meta:editing-duration>
    <meta:document-statistic meta:page-count="1" meta:paragraph-count="1" meta:word-count="145" meta:character-count="944" meta:row-count="6" meta:non-whitespace-character-count="800"/>
  </office:meta>
</office:document-meta>
</file>